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91b" officeooo:paragraph-rsid="000cf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lcome to git l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0:34:34.414808084</meta:creation-date>
    <dc:date>2023-12-14T10:35:08.909166412</dc:date>
    <meta:editing-duration>PT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19" meta:non-whitespace-character-count="16"/>
  </office:meta>
</office:document-meta>
</file>